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F00000064E9CBE49A.png" manifest:media-type="image/png"/>
  <manifest:file-entry manifest:full-path="Pictures/1000000000000303000000A89C67CB31.png" manifest:media-type="image/png"/>
  <manifest:file-entry manifest:full-path="Pictures/10000000000002510000006DCF6FD142.png" manifest:media-type="image/png"/>
  <manifest:file-entry manifest:full-path="Pictures/1000000000000293000000817D168746.png" manifest:media-type="image/png"/>
  <manifest:file-entry manifest:full-path="Pictures/10000000000001FD00000082A5C47CA9.png" manifest:media-type="image/png"/>
  <manifest:file-entry manifest:full-path="Pictures/100000000000022C0000009A2B24D5BB.png" manifest:media-type="image/png"/>
  <manifest:file-entry manifest:full-path="Pictures/100000000000030E0000011C14F4626C.png" manifest:media-type="image/png"/>
  <manifest:file-entry manifest:full-path="Pictures/1000000000000207000000A995778848.png" manifest:media-type="image/png"/>
  <manifest:file-entry manifest:full-path="Pictures/10000000000001C80000007D835BF5E3.png" manifest:media-type="image/png"/>
  <manifest:file-entry manifest:full-path="Pictures/1000000000000274000000A877FCD2F5.png" manifest:media-type="image/png"/>
  <manifest:file-entry manifest:full-path="Pictures/10000000000001240000005D7367EBE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8.999cm" svg:height="4.139cm" svg:x="1.25cm" svg:y="1.5cm">
          <draw:image xlink:href="Pictures/1000000000000303000000A89C67CB31.png" xlink:type="simple" xlink:show="embed" xlink:actuate="onLoad" draw:mime-type="image/png">
            <text:p/>
          </draw:image>
        </draw:frame>
        <draw:frame draw:style-name="gr1" draw:text-style-name="P1" draw:layer="layout" svg:width="15.689cm" svg:height="2.883cm" svg:x="1.25cm" svg:y="6.867cm">
          <draw:image xlink:href="Pictures/10000000000002510000006DCF6FD142.png" xlink:type="simple" xlink:show="embed" xlink:actuate="onLoad" draw:mime-type="image/png">
            <text:p/>
          </draw:image>
        </draw:frame>
        <draw:frame draw:style-name="gr1" draw:text-style-name="P1" draw:layer="layout" svg:width="17.435cm" svg:height="3.412cm" svg:x="1.5cm" svg:y="11.5cm">
          <draw:image xlink:href="Pictures/1000000000000293000000817D168746.png" xlink:type="simple" xlink:show="embed" xlink:actuate="onLoad" draw:mime-type="image/png">
            <text:p/>
          </draw:image>
        </draw:frame>
        <draw:frame draw:style-name="gr1" draw:text-style-name="P1" draw:layer="layout" svg:width="14.71cm" svg:height="4.074cm" svg:x="1.5cm" svg:y="16.676cm">
          <draw:image xlink:href="Pictures/100000000000022C0000009A2B24D5BB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899cm" svg:x="1.25cm" svg:y="21.601cm">
          <draw:image xlink:href="Pictures/100000000000030E0000011C14F4626C.png" xlink:type="simple" xlink:show="embed" xlink:actuate="onLoad" draw:mime-type="image/png">
            <text:p/>
          </draw:image>
        </draw:frame>
      </draw:page>
      <draw:page draw:name="page2" draw:style-name="dp1" draw:master-page-name="預設">
        <draw:frame draw:style-name="gr1" draw:text-style-name="P1" draw:layer="layout" svg:width="16.059cm" svg:height="2.645cm" svg:x="1.691cm" svg:y="1.5cm">
          <draw:image xlink:href="Pictures/100000000000025F00000064E9CBE49A.png" xlink:type="simple" xlink:show="embed" xlink:actuate="onLoad" draw:mime-type="image/png">
            <text:p/>
          </draw:image>
        </draw:frame>
        <draw:frame draw:style-name="gr1" draw:text-style-name="P1" draw:layer="layout" svg:width="13.731cm" svg:height="4.47cm" svg:x="1.75cm" svg:y="4.78cm">
          <draw:image xlink:href="Pictures/1000000000000207000000A995778848.png" xlink:type="simple" xlink:show="embed" xlink:actuate="onLoad" draw:mime-type="image/png">
            <text:p/>
          </draw:image>
        </draw:frame>
        <draw:frame draw:style-name="gr1" draw:text-style-name="P1" draw:layer="layout" svg:width="13.466cm" svg:height="3.439cm" svg:x="1.75cm" svg:y="10.311cm">
          <draw:image xlink:href="Pictures/10000000000001FD00000082A5C47CA9.png" xlink:type="simple" xlink:show="embed" xlink:actuate="onLoad" draw:mime-type="image/png">
            <text:p/>
          </draw:image>
        </draw:frame>
        <draw:frame draw:style-name="gr1" draw:text-style-name="P1" draw:layer="layout" svg:width="12.064cm" svg:height="3.306cm" svg:x="1.75cm" svg:y="15.194cm">
          <draw:image xlink:href="Pictures/10000000000001C80000007D835BF5E3.png" xlink:type="simple" xlink:show="embed" xlink:actuate="onLoad" draw:mime-type="image/png">
            <text:p/>
          </draw:image>
        </draw:frame>
        <draw:frame draw:style-name="gr1" draw:text-style-name="P1" draw:layer="layout" svg:width="16.615cm" svg:height="4.444cm" svg:x="1.635cm" svg:y="19.306cm">
          <draw:image xlink:href="Pictures/1000000000000274000000A877FCD2F5.png" xlink:type="simple" xlink:show="embed" xlink:actuate="onLoad" draw:mime-type="image/png">
            <text:p/>
          </draw:image>
        </draw:frame>
        <draw:frame draw:style-name="gr1" draw:text-style-name="P1" draw:layer="layout" svg:width="7.725cm" svg:height="2.46cm" svg:x="1.775cm" svg:y="24.79cm">
          <draw:image xlink:href="Pictures/10000000000001240000005D7367EBE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13:33:57.080000000</meta:creation-date>
    <meta:generator>LibreOffice/24.2.1.2$Windows_X86_64 LibreOffice_project/db4def46b0453cc22e2d0305797cf981b68ef5ac</meta:generator>
    <dc:date>2024-03-02T10:45:33.633000000</dc:date>
    <meta:editing-duration>PT41M13S</meta:editing-duration>
    <meta:editing-cycles>3</meta:editing-cycles>
    <meta:document-statistic meta:object-count="11"/>
  </office:meta>
</office:document-meta>
</file>